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40000013F7743E7B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heSans" svg:font-family="TheSans" style:font-pitch="variable"/>
    <style:font-face style:name="TheSansBold" svg:font-family="TheSansBold, 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595cm" fo:margin-left="0.011cm" fo:margin-right="-0.016cm" table:align="margins" style:writing-mode="lr-tb"/>
    </style:style>
    <style:style style:name="Table1.A" style:family="table-column">
      <style:table-column-properties style:column-width="6.641cm" style:rel-column-width="24736*"/>
    </style:style>
    <style:style style:name="Table1.B" style:family="table-column">
      <style:table-column-properties style:column-width="10.954cm" style:rel-column-width="40799*"/>
    </style:style>
    <style:style style:name="Table1.1" style:family="table-row">
      <style:table-row-properties style:min-row-height="0.847cm" style:keep-together="true"/>
    </style:style>
    <style:style style:name="Table1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.2" style:family="table-row">
      <style:table-row-properties style:min-row-height="0.953cm" style:keep-together="true"/>
    </style:style>
    <style:style style:name="Table1.A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1.4" style:family="table-row">
      <style:table-row-properties style:min-row-height="1.005cm" style:keep-together="true"/>
    </style:style>
    <style:style style:name="Table1.A4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P1" style:family="paragraph" style:parent-style-name="Standard" style:master-page-name="Standard">
      <style:text-properties style:font-name="TheSansBold" fo:font-size="16pt" style:font-size-asian="16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style:font-size-asian="14pt"/>
    </style:style>
    <style:style style:name="P3" style:family="paragraph" style:parent-style-name="Standard">
      <style:text-properties style:font-name="TheSansBold" fo:font-size="14pt" style:font-size-asian="14pt"/>
    </style:style>
    <style:style style:name="P4" style:family="paragraph" style:parent-style-name="Standard">
      <style:text-properties style:font-name="Arial" fo:font-size="14pt" style:font-size-asian="14pt"/>
    </style:style>
    <style:style style:name="P5" style:family="paragraph" style:parent-style-name="Standard">
      <style:paragraph-properties style:snap-to-layout-grid="false"/>
      <style:text-properties style:font-name="Arial"/>
    </style:style>
    <style:style style:name="P6" style:family="paragraph" style:parent-style-name="Standard">
      <style:text-properties style:font-name="TheSans"/>
    </style:style>
    <style:style style:name="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26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char" svg:x="-0.282cm" svg:y="0.291cm" svg:width="2.362cm" svg:height="2.609cm" draw:z-index="0"><draw:image xlink:href="Pictures/10000000000001240000013F7743E7B6.jpg" xlink:type="simple" xlink:show="embed" xlink:actuate="onLoad"/></draw:frame> <text:s text:c="32"/></text:p>
      <text:p text:style-name="P2"/>
      <text:p text:style-name="P2"><text:s text:c="23"/></text:p>
      <text:p text:style-name="P2"/>
      <text:p text:style-name="P2"/>
      <text:p text:style-name="P2"/>
      <text:p text:style-name="P2">Memorandum</text:p>
      <text:p text:style-name="P3"/>
      <text:p text:style-name="P3"/>
      <text:p text:style-name="P3"/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5">Para: </text:p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5">De: </text:p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5">Asunto: </text:p>
          </table:table-cell>
          <table:covered-table-cell/>
        </table:table-row>
        <table:table-row table:style-name="Table1.4">
          <table:table-cell table:style-name="Table1.A4" office:value-type="string">
            <text:p text:style-name="P5">Fecha: </text:p>
          </table:table-cell>
          <table:table-cell table:style-name="Table1.A2" office:value-type="string">
            <text:p text:style-name="P5">Número: </text:p>
          </table:table-cell>
        </table:table-row>
      </table:table>
      <text:p text:style-name="Standard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heSans" svg:font-family="TheSans" style:font-pitch="variable"/>
    <style:font-face style:name="TheSansBold" svg:font-family="TheSansBold, 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                                    Orden de Salida No:</dc:title>
    <meta:initial-creator>yosvenky</meta:initial-creator>
    <meta:creation-date>2005-11-09T15:07:00</meta:creation-date>
    <dc:date>2007-04-27T12:26:17</dc:date>
    <dc:language>es-ES</dc:language>
    <meta:editing-cycles>3</meta:editing-cycles>
    <meta:editing-duration>PT1M21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8" meta:word-count="6" meta:character-count="99"/>
  </office:meta>
</office:document-meta>
</file>